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color="#ffffff" loext:opacity="100%"/>
    </style:style>
    <style:style style:name="P2" style:family="paragraph" style:parent-style-name="Text_20_body">
      <style:text-properties fo:color="#ffffff" loext:opacity="100%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  <style:text-properties fo:color="#ffffff" loext:opacity="100%"/>
    </style:style>
    <style:style style:name="P4" style:family="paragraph" style:parent-style-name="Preformatted_20_Text">
      <style:paragraph-properties style:writing-mode="lr-tb"/>
      <style:text-properties fo:color="#ffffff" loext:opacity="100%"/>
    </style:style>
    <style:style style:name="P5" style:family="paragraph" style:parent-style-name="Preformatted_20_Text">
      <style:paragraph-properties fo:margin-top="0cm" fo:margin-bottom="0.499cm" style:contextual-spacing="false" style:writing-mode="lr-tb"/>
      <style:text-properties fo:color="#ffffff" loext:opacity="100%"/>
    </style:style>
    <style:style style:name="P6" style:family="paragraph" style:parent-style-name="Text_20_body" style:list-style-name="L1">
      <style:text-properties fo:color="#ffffff" loext:opacity="100%"/>
    </style:style>
    <style:style style:name="P7" style:family="paragraph" style:parent-style-name="Horizontal_20_Line">
      <style:text-properties fo:color="#ffffff" loext:opacity="100%"/>
    </style:style>
    <style:style style:name="P8" style:family="paragraph" style:parent-style-name="Quotations">
      <style:text-properties fo:color="#ffffff" loext:opacity="100%"/>
    </style:style>
    <style:style style:name="P9" style:family="paragraph" style:parent-style-name="Heading_20_3">
      <style:text-properties fo:color="#ffffff" loext:opacity="100%"/>
    </style:style>
    <style:style style:name="P10" style:family="paragraph" style:parent-style-name="Text_20_body" style:list-style-name="L2">
      <style:text-properties fo:color="#ffffff" loext:opacity="100%"/>
    </style:style>
    <style:style style:name="P11" style:family="paragraph" style:parent-style-name="Text_20_body" style:list-style-name="L3">
      <style:text-properties fo:color="#ffffff" loext:opacity="100%"/>
    </style:style>
    <style:style style:name="P12" style:family="paragraph" style:parent-style-name="Text_20_body" style:list-style-name="L4">
      <style:text-properties fo:color="#ffffff" loext:opacity="100%"/>
    </style:style>
    <style:style style:name="P13" style:family="paragraph" style:parent-style-name="Text_20_body" style:list-style-name="L5">
      <style:text-properties fo:color="#ffffff" loext:opacity="100%"/>
    </style:style>
    <style:style style:name="P14" style:family="paragraph" style:parent-style-name="Quotations" style:list-style-name="L5">
      <style:text-properties fo:color="#ffffff" loext:opacity="100%"/>
    </style:style>
    <style:style style:name="P15" style:family="paragraph" style:parent-style-name="Text_20_body" style:list-style-name="L6">
      <style:text-properties fo:color="#ffffff" loext:opacity="100%"/>
    </style:style>
    <style:style style:name="P16" style:family="paragraph" style:parent-style-name="Text_20_body" style:list-style-name="L7">
      <style:text-properties fo:color="#ffffff" loext:opacity="100%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color="#ffffff" loext:opacity="100%"/>
    </style:style>
    <style:style style:name="P18" style:family="paragraph" style:parent-style-name="Text_20_body" style:list-style-name="L8">
      <style:text-properties fo:color="#ffffff" loext:opacity="100%"/>
    </style:style>
    <style:style style:name="P19" style:family="paragraph" style:parent-style-name="Text_20_body" style:list-style-name="L9">
      <style:text-properties fo:color="#ffffff" loext:opacity="100%"/>
    </style:style>
    <style:style style:name="P20" style:family="paragraph" style:parent-style-name="Text_20_body" style:list-style-name="L10">
      <style:text-properties fo:color="#ffffff" loext:opacity="100%"/>
    </style:style>
    <style:style style:name="P21" style:family="paragraph" style:parent-style-name="Text_20_body" style:list-style-name="L11">
      <style:text-properties fo:color="#ffffff" loext:opacity="100%"/>
    </style:style>
    <style:style style:name="P22" style:family="paragraph" style:parent-style-name="Text_20_body" style:list-style-name="L12">
      <style:text-properties fo:color="#ffffff" loext:opacity="100%"/>
    </style:style>
    <style:style style:name="P23" style:family="paragraph" style:parent-style-name="Text_20_body" style:list-style-name="L13">
      <style:text-properties fo:color="#ffffff" loext:opacity="100%"/>
    </style:style>
    <style:style style:name="P24" style:family="paragraph" style:parent-style-name="Text_20_body" style:list-style-name="L14">
      <style:text-properties fo:color="#ffffff" loext:opacity="100%"/>
    </style:style>
    <style:style style:name="P25" style:family="paragraph" style:parent-style-name="Text_20_body" style:list-style-name="L15">
      <style:text-properties fo:color="#ffffff" loext:opacity="100%"/>
    </style:style>
    <style:style style:name="P26" style:family="paragraph" style:parent-style-name="Text_20_body" style:list-style-name="L16">
      <style:text-properties fo:color="#ffffff" loext:opacity="100%"/>
    </style:style>
    <style:style style:name="P27" style:family="paragraph" style:parent-style-name="Text_20_body" style:list-style-name="L17">
      <style:text-properties fo:color="#ffffff" loext:opacity="100%"/>
    </style:style>
    <style:style style:name="P28" style:family="paragraph" style:parent-style-name="Text_20_body" style:list-style-name="L18">
      <style:text-properties fo:color="#ffffff" loext:opacity="100%"/>
    </style:style>
    <style:style style:name="P29" style:family="paragraph" style:parent-style-name="Text_20_body" style:list-style-name="L19">
      <style:text-properties fo:color="#ffffff" loext:opacity="100%"/>
    </style:style>
    <style:style style:name="P30" style:family="paragraph" style:parent-style-name="Text_20_body" style:list-style-name="L20">
      <style:text-properties fo:color="#ffffff" loext:opacity="100%"/>
    </style:style>
    <style:style style:name="P31" style:family="paragraph" style:parent-style-name="Text_20_body" style:list-style-name="L21">
      <style:text-properties fo:color="#ffffff" loext:opacity="100%"/>
    </style:style>
    <style:style style:name="P32" style:family="paragraph" style:parent-style-name="Text_20_body" style:list-style-name="L22">
      <style:text-properties fo:color="#ffffff" loext:opacity="100%"/>
    </style:style>
    <style:style style:name="P33" style:family="paragraph" style:parent-style-name="Text_20_body" style:list-style-name="L23">
      <style:text-properties fo:color="#ffffff" loext:opacity="100%"/>
    </style:style>
    <style:style style:name="P34" style:family="paragraph" style:parent-style-name="Text_20_body" style:list-style-name="L24">
      <style:text-properties fo:color="#ffffff" loext:opacity="100%"/>
    </style:style>
    <style:style style:name="P35" style:family="paragraph" style:parent-style-name="Text_20_body" style:list-style-name="L25">
      <style:text-properties fo:color="#ffffff" loext:opacity="100%"/>
    </style:style>
    <style:style style:name="P36" style:family="paragraph" style:parent-style-name="Text_20_body" style:list-style-name="L26">
      <style:text-properties fo:color="#ffffff" loext:opacity="100%"/>
    </style:style>
    <style:style style:name="P37" style:family="paragraph" style:parent-style-name="Text_20_body" style:list-style-name="L27">
      <style:text-properties fo:color="#ffffff" loext:opacity="100%"/>
    </style:style>
    <style:style style:name="P38" style:family="paragraph" style:parent-style-name="Text_20_body" style:list-style-name="L28">
      <style:text-properties fo:color="#ffffff" loext:opacity="100%"/>
    </style:style>
    <style:style style:name="P39" style:family="paragraph" style:parent-style-name="Text_20_body" style:list-style-name="L29">
      <style:text-properties fo:color="#ffffff" loext:opacity="100%"/>
    </style:style>
    <style:style style:name="P40" style:family="paragraph" style:parent-style-name="Text_20_body" style:list-style-name="L30">
      <style:text-properties fo:color="#ffffff" loext:opacity="100%"/>
    </style:style>
    <style:style style:name="P41" style:family="paragraph" style:parent-style-name="Text_20_body" style:list-style-name="L31">
      <style:text-properties fo:color="#ffffff" loext:opacity="100%"/>
    </style:style>
    <style:style style:name="P42" style:family="paragraph" style:parent-style-name="Text_20_body" style:list-style-name="L32">
      <style:text-properties fo:color="#ffffff" loext:opacity="100%"/>
    </style:style>
    <style:style style:name="P43" style:family="paragraph" style:parent-style-name="Text_20_body" style:list-style-name="L33">
      <style:text-properties fo:color="#ffffff" loext:opacity="100%"/>
    </style:style>
    <style:style style:name="P44" style:family="paragraph" style:parent-style-name="Text_20_body" style:list-style-name="L34">
      <style:text-properties fo:color="#ffffff" loext:opacity="100%"/>
    </style:style>
    <style:style style:name="P45" style:family="paragraph" style:parent-style-name="Text_20_body" style:list-style-name="L35">
      <style:text-properties fo:color="#ffffff" loext:opacity="100%"/>
    </style:style>
    <style:style style:name="P46" style:family="paragraph" style:parent-style-name="Standard">
      <style:text-properties fo:color="#ffffff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Что значит «асинхронный» в JavaScript</text:h>
      <text:p text:style-name="P2"><text:span text:style-name="Strong_20_Emphasis">Асинхронный код</text:span> — это код, который <text:span text:style-name="Strong_20_Emphasis">запускается сейчас</text:span>, а <text:span text:style-name="Strong_20_Emphasis">результат будет позже</text:span>.<text:line-break/>JavaScript <text:span text:style-name="Strong_20_Emphasis">не ждёт</text:span>, пока асинхронная операция завершится, и продолжает выполнять следующий код.</text:p>
      <text:h text:style-name="P1" text:outline-level="2">2️⃣ Почему обычный <text:span text:style-name="Source_20_Text">loadScript</text:span> не работает как нам нужно</text:h>
      <text:p text:style-name="P2">Вот исходная функция:</text:p>
      <text:p text:style-name="P3"><text:span text:style-name="Source_20_Text">function loadScript(src) {</text:span></text:p>
      <text:p text:style-name="P4"><text:span text:style-name="Source_20_Text"><text:s text:c="2"/>let script = document.createElement('script');</text:span></text:p>
      <text:p text:style-name="P4"><text:span text:style-name="Source_20_Text"><text:s text:c="2"/>script.src = src;</text:span></text:p>
      <text:p text:style-name="P4"><text:span text:style-name="Source_20_Text"><text:s text:c="2"/>document.head.append(script);</text:span></text:p>
      <text:p text:style-name="P5"><text:span text:style-name="Source_20_Text">}</text:span></text:p>
      <text:p text:style-name="P2">Что происходит:</text:p>
      <text:list text:style-name="L1">
        <text:list-item>
          <text:p text:style-name="P6">Создаётся <text:span text:style-name="Source_20_Text">&lt;script&gt;</text:span></text:p>
        </text:list-item>
        <text:list-item>
          <text:p text:style-name="P6">Браузер <text:span text:style-name="Strong_20_Emphasis">начинает</text:span> загружать файл</text:p>
        </text:list-item>
        <text:list-item>
          <text:p text:style-name="P6">JavaScript <text:span text:style-name="Strong_20_Emphasis">идёт дальше</text:span>, не дожидаясь загрузки</text:p>
        </text:list-item>
      </text:list>
      <text:p text:style-name="P2">Поэтому этот код <text:span text:style-name="Strong_20_Emphasis">ломается</text:span>:</text:p>
      <text:p text:style-name="P3"><text:span text:style-name="Source_20_Text">loadScript('/my/script.js');</text:span></text:p>
      <text:p text:style-name="P5"><text:span text:style-name="Source_20_Text">newFunction(); // ❌ ошибки — функция ещё не загружена</text:span></text:p>
      <text:p text:style-name="P2">📌 Скрипт <text:span text:style-name="Strong_20_Emphasis">ещё не успел загрузиться</text:span>, а мы уже пытаемся вызвать функцию из него.</text:p>
      <text:p text:style-name="P7"/>
      <text:h text:style-name="P1" text:outline-level="2">3️⃣ Зачем нужен callback</text:h>
      <text:p text:style-name="P2"><text:span text:style-name="Strong_20_Emphasis">Callback</text:span> — это функция, которую мы <text:span text:style-name="Strong_20_Emphasis">передаём в другую функцию</text:span>, чтобы она была вызвана <text:span text:style-name="Strong_20_Emphasis">ПОСЛЕ завершения асинхронного действия</text:span>.</text:p>
      <text:p text:style-name="P2">Идея такая:</text:p>
      <text:p text:style-name="P8">«Когда скрипт загрузится — ВЫЗОВИ ЭТУ ФУНКЦИЮ»</text:p>
      <text:p text:style-name="P7"/>
      <text:h text:style-name="P1" text:outline-level="2">4️⃣ Как работает <text:span text:style-name="Source_20_Text">onload</text:span></text:h>
      <text:p text:style-name="P2">Обновлённая версия:</text:p>
      <text:p text:style-name="P3"><text:span text:style-name="Source_20_Text">function loadScript(src, callback) {</text:span></text:p>
      <text:p text:style-name="P4"><text:span text:style-name="Source_20_Text"><text:s text:c="2"/>let script = document.createElement('script');</text:span></text:p>
      <text:p text:style-name="P4"><text:span text:style-name="Source_20_Text"><text:s text:c="2"/>script.src = src;</text:span></text:p>
      <text:p text:style-name="P4"/>
      <text:p text:style-name="P4"><text:span text:style-name="Source_20_Text"><text:s text:c="2"/>script.onload = () =&gt; callback(script);</text:span></text:p>
      <text:p text:style-name="P4"/>
      <text:p text:style-name="P4"><text:span text:style-name="Source_20_Text"><text:s text:c="2"/>document.head.append(script);</text:span></text:p>
      <text:p text:style-name="P5"><text:soft-page-break/><text:span text:style-name="Source_20_Text">}</text:span></text:p>
      <text:h text:style-name="P9" text:outline-level="3">Что здесь происходит по шагам:</text:h>
      <text:list text:style-name="L2">
        <text:list-item>
          <text:p text:style-name="P10">Создаётся <text:span text:style-name="Source_20_Text">&lt;script&gt;</text:span></text:p>
        </text:list-item>
        <text:list-item>
          <text:p text:style-name="P10">Браузер загружает файл <text:span text:style-name="Source_20_Text">src</text:span></text:p>
        </text:list-item>
        <text:list-item>
          <text:p text:style-name="P10">Когда загрузка <text:span text:style-name="Strong_20_Emphasis">и выполнение скрипта завершены</text:span> 👉 срабатывает <text:span text:style-name="Source_20_Text">onload</text:span></text:p>
        </text:list-item>
        <text:list-item>
          <text:p text:style-name="P10">Вызывается <text:span text:style-name="Source_20_Text">callback(script)</text:span></text:p>
        </text:list-item>
      </text:list>
      <text:p text:style-name="P7"/>
      <text:h text:style-name="P1" text:outline-level="2">5️⃣ Как теперь правильно использовать скрипт</text:h>
      <text:p text:style-name="P3"><text:span text:style-name="Source_20_Text">loadScript('/my/script.js', function() {</text:span></text:p>
      <text:p text:style-name="P4"><text:span text:style-name="Source_20_Text"><text:s text:c="2"/>newFunction(); // ✅ теперь работает</text:span></text:p>
      <text:p text:style-name="P5"><text:span text:style-name="Source_20_Text">});</text:span></text:p>
      <text:p text:style-name="P2">🔹 <text:span text:style-name="Source_20_Text">newFunction()</text:span> вызывается <text:span text:style-name="Strong_20_Emphasis">только после загрузки скрипта</text:span><text:line-break/>🔹 Ошибок больше нет</text:p>
      <text:p text:style-name="P7"/>
      <text:h text:style-name="P1" text:outline-level="2">6️⃣ Почему это важно запомнить</text:h>
      <text:p text:style-name="P2">Без callback:</text:p>
      <text:list text:style-name="L3">
        <text:list-item>
          <text:p text:style-name="P11">❌ нельзя узнать, когда скрипт загрузился</text:p>
        </text:list-item>
      </text:list>
      <text:p text:style-name="P2">С callback:</text:p>
      <text:list text:style-name="L4">
        <text:list-item>
          <text:p text:style-name="P12">✅ можно безопасно использовать код из загруженного файла</text:p>
        </text:list-item>
        <text:list-item>
          <text:p text:style-name="P12">✅ это базовый паттерн асинхронности в JS</text:p>
        </text:list-item>
      </text:list>
      <text:p text:style-name="P7"/>
      <text:h text:style-name="P1" text:outline-level="2">7️⃣ Короткое резюме 🧠</text:h>
      <text:list text:style-name="L5">
        <text:list-item>
          <text:p text:style-name="P13">Загрузка скрипта — <text:span text:style-name="Strong_20_Emphasis">асинхронная операция</text:span></text:p>
        </text:list-item>
        <text:list-item>
          <text:p text:style-name="P13">JS не ждёт её завершения</text:p>
        </text:list-item>
        <text:list-item>
          <text:p text:style-name="P13"><text:span text:style-name="Source_20_Text">callback</text:span> позволяет сказать:</text:p>
          <text:p text:style-name="P14">«Сделай это ПОСЛЕ того, как всё загрузится»</text:p>
        </text:list-item>
        <text:list-item>
          <text:p text:style-name="P13"><text:span text:style-name="Source_20_Text">onload</text:span> — событие, которое срабатывает <text:span text:style-name="Strong_20_Emphasis">после загрузки и выполнения</text:span></text:p>
        </text:list-item>
      </text:list>
      <text:h text:style-name="P1" text:outline-level="2">1️⃣ Что делает этот код в целом</text:h>
      <text:p text:style-name="P2">Код:</text:p>
      <text:list text:style-name="L6">
        <text:list-item>
          <text:p text:style-name="P15"><text:span text:style-name="Strong_20_Emphasis">загружает внешний скрипт</text:span> (библиотеку lodash)</text:p>
        </text:list-item>
        <text:list-item>
          <text:p text:style-name="P15"><text:soft-page-break/><text:span text:style-name="Strong_20_Emphasis">ждёт, пока он загрузится</text:span></text:p>
        </text:list-item>
        <text:list-item>
          <text:p text:style-name="P15"><text:span text:style-name="Strong_20_Emphasis">только после этого</text:span> использует функции из этого скрипта</text:p>
        </text:list-item>
      </text:list>
      <text:p text:style-name="P2">И всё это — <text:span text:style-name="Strong_20_Emphasis">без остановки выполнения JavaScript</text:span>.</text:p>
      <text:p text:style-name="P7"/>
      <text:h text:style-name="P1" text:outline-level="2">2️⃣ Функция <text:span text:style-name="Source_20_Text">loadScript</text:span></text:h>
      <text:p text:style-name="P3"><text:span text:style-name="Source_20_Text">function loadScript(src, callback) {</text:span></text:p>
      <text:p text:style-name="P4"><text:span text:style-name="Source_20_Text"><text:s text:c="2"/>let script = document.createElement('script');</text:span></text:p>
      <text:p text:style-name="P4"><text:span text:style-name="Source_20_Text"><text:s text:c="2"/>script.src = src;</text:span></text:p>
      <text:p text:style-name="P4"><text:span text:style-name="Source_20_Text"><text:s text:c="2"/>script.onload = () =&gt; callback(script);</text:span></text:p>
      <text:p text:style-name="P4"><text:span text:style-name="Source_20_Text"><text:s text:c="2"/>document.head.append(script);</text:span></text:p>
      <text:p text:style-name="P5"><text:span text:style-name="Source_20_Text">}</text:span></text:p>
      <text:h text:style-name="P9" text:outline-level="3">Что здесь важно:</text:h>
      <text:list text:style-name="L7">
        <text:list-item>
          <text:p text:style-name="P16"><text:span text:style-name="Source_20_Text">src</text:span> — адрес скрипта</text:p>
        </text:list-item>
        <text:list-item>
          <text:p text:style-name="P16"><text:span text:style-name="Source_20_Text">callback</text:span> — функция, которую <text:span text:style-name="Strong_20_Emphasis">мы не вызываем сразу</text:span></text:p>
        </text:list-item>
        <text:list-item>
          <text:p text:style-name="P16"><text:span text:style-name="Source_20_Text">script.onload</text:span> — событие, которое срабатывает <text:span text:style-name="Strong_20_Emphasis">после загрузки и выполнения скрипта</text:span></text:p>
        </text:list-item>
      </text:list>
      <text:p text:style-name="P2">👉 Когда браузер закончит загрузку:</text:p>
      <text:p text:style-name="P17"><text:span text:style-name="Source_20_Text">callback(script);</text:span></text:p>
      <text:p text:style-name="P2">будет вызвана автоматически.</text:p>
      <text:p text:style-name="P7"/>
      <text:h text:style-name="P1" text:outline-level="2">3️⃣ Как выглядит использование</text:h>
      <text:p text:style-name="P3"><text:span text:style-name="Source_20_Text">loadScript(</text:span></text:p>
      <text:p text:style-name="P4"><text:span text:style-name="Source_20_Text"><text:s text:c="2"/>'https://cdnjs.cloudflare.com/ajax/libs/lodash.js/3.2.0/lodash.js',</text:span></text:p>
      <text:p text:style-name="P4"><text:span text:style-name="Source_20_Text"><text:s text:c="2"/>script =&gt; {</text:span></text:p>
      <text:p text:style-name="P4"><text:span text:style-name="Source_20_Text"><text:s text:c="4"/>alert(`Здорово, скрипт ${script.src} загрузился`);</text:span></text:p>
      <text:p text:style-name="P4"><text:span text:style-name="Source_20_Text"><text:s text:c="4"/>alert(_);</text:span></text:p>
      <text:p text:style-name="P4"><text:span text:style-name="Source_20_Text"><text:s text:c="2"/>}</text:span></text:p>
      <text:p text:style-name="P5"><text:span text:style-name="Source_20_Text">);</text:span></text:p>
      <text:h text:style-name="P9" text:outline-level="3">Что передаётся вторым аргументом?</text:h>
      <text:p text:style-name="P3"><text:span text:style-name="Source_20_Text">script =&gt; {</text:span></text:p>
      <text:p text:style-name="P4"><text:span text:style-name="Source_20_Text"><text:s text:c="2"/>...</text:span></text:p>
      <text:p text:style-name="P5"><text:span text:style-name="Source_20_Text">}</text:span></text:p>
      <text:p text:style-name="P2">Это и есть <text:span text:style-name="Strong_20_Emphasis">callback-функция</text:span>.</text:p>
      <text:p text:style-name="P2">Она говорит:</text:p>
      <text:p text:style-name="P8">«Когда скрипт загрузится — выполни вот этот код»</text:p>
      <text:p text:style-name="P7"/>
      <text:h text:style-name="P1" text:outline-level="2"><text:soft-page-break/>4️⃣ Почему <text:span text:style-name="Source_20_Text">_</text:span> работает</text:h>
      <text:p text:style-name="P2">Библиотека <text:span text:style-name="Strong_20_Emphasis">lodash</text:span> при загрузке:</text:p>
      <text:list text:style-name="L8">
        <text:list-item>
          <text:p text:style-name="P18">объявляет глобальную переменную <text:span text:style-name="Source_20_Text">_</text:span></text:p>
        </text:list-item>
        <text:list-item>
          <text:p text:style-name="P18">в ней лежит набор полезных функций</text:p>
        </text:list-item>
      </text:list>
      <text:p text:style-name="P2">Так как callback вызывается <text:span text:style-name="Strong_20_Emphasis">ПОСЛЕ загрузки</text:span>, то:</text:p>
      <text:p text:style-name="P17"><text:span text:style-name="Source_20_Text">alert(_); // ✅ lodash уже существует</text:span></text:p>
      <text:p text:style-name="P2">Если бы мы сделали это раньше — была бы ошибка.</text:p>
      <text:p text:style-name="P7"/>
      <text:h text:style-name="P1" text:outline-level="2">5️⃣ Почему это называют асинхронным программированием с колбэками</text:h>
      <text:h text:style-name="P9" text:outline-level="3">Асинхронным — потому что:</text:h>
      <text:list text:style-name="L9">
        <text:list-item>
          <text:p text:style-name="P19">загрузка скрипта занимает время</text:p>
        </text:list-item>
        <text:list-item>
          <text:p text:style-name="P19">JS <text:span text:style-name="Strong_20_Emphasis">не ждёт</text:span>, а продолжает выполнять код</text:p>
        </text:list-item>
      </text:list>
      <text:h text:style-name="P9" text:outline-level="3">С использованием колбэков — потому что:</text:h>
      <text:list text:style-name="L10">
        <text:list-item>
          <text:p text:style-name="P20">мы передаём функцию (<text:span text:style-name="Source_20_Text">callback</text:span>)</text:p>
        </text:list-item>
        <text:list-item>
          <text:p text:style-name="P20">она вызывается <text:span text:style-name="Strong_20_Emphasis">позже</text:span>, по завершении асинхронной операции</text:p>
        </text:list-item>
      </text:list>
      <text:p text:style-name="P2">📌 Это шаблон:</text:p>
      <text:p text:style-name="P17"><text:span text:style-name="Source_20_Text">сделайЧтоТоАсинхронно(данные, callback);</text:span></text:p>
      <text:p text:style-name="P7"/>
      <text:h text:style-name="P1" text:outline-level="2">6️⃣ Почему это распространённый подход</text:h>
      <text:p text:style-name="P2">Колбэки используются везде:</text:p>
      <text:list text:style-name="L11">
        <text:list-item>
          <text:p text:style-name="P21"><text:span text:style-name="Source_20_Text">setTimeout(fn, 1000)</text:span></text:p>
        </text:list-item>
        <text:list-item>
          <text:p text:style-name="P21"><text:span text:style-name="Source_20_Text">addEventListener('click', fn)</text:span></text:p>
        </text:list-item>
        <text:list-item>
          <text:p text:style-name="P21"><text:span text:style-name="Source_20_Text">onload</text:span></text:p>
        </text:list-item>
        <text:list-item>
          <text:p text:style-name="P21">старые API (XHR, Node.js)</text:p>
        </text:list-item>
      </text:list>
      <text:p text:style-name="P2">Везде идея одна:</text:p>
      <text:p text:style-name="P8">«Я не знаю, КОГДА это закончится — скажи, что делать ПОТОМ»</text:p>
      <text:p text:style-name="P7"/>
      <text:h text:style-name="P1" text:outline-level="2"><text:soft-page-break/>7️⃣ Минус такого подхода (на будущее)</text:h>
      <text:p text:style-name="P2">Если много вложенных колбэков:</text:p>
      <text:p text:style-name="P3"><text:span text:style-name="Source_20_Text">loadScript(a, () =&gt; {</text:span></text:p>
      <text:p text:style-name="P4"><text:span text:style-name="Source_20_Text"><text:s text:c="2"/>loadScript(b, () =&gt; {</text:span></text:p>
      <text:p text:style-name="P4"><text:span text:style-name="Source_20_Text"><text:s text:c="4"/>loadScript(c, () =&gt; {</text:span></text:p>
      <text:p text:style-name="P4"><text:span text:style-name="Source_20_Text"><text:s text:c="6"/>...</text:span></text:p>
      <text:p text:style-name="P4"><text:span text:style-name="Source_20_Text"><text:s text:c="4"/>});</text:span></text:p>
      <text:p text:style-name="P4"><text:span text:style-name="Source_20_Text"><text:s text:c="2"/>});</text:span></text:p>
      <text:p text:style-name="P5"><text:span text:style-name="Source_20_Text">});</text:span></text:p>
      <text:p text:style-name="P2">Это называют <text:span text:style-name="Strong_20_Emphasis">callback hell</text:span> 😈<text:line-break/>Поэтому позже появились <text:span text:style-name="Strong_20_Emphasis">Promise</text:span> и <text:span text:style-name="Strong_20_Emphasis">async/await</text:span>.</text:p>
      <text:p text:style-name="P7"/>
      <text:h text:style-name="P1" text:outline-level="2">8️⃣ Коротко 🧠</text:h>
      <text:list text:style-name="L12">
        <text:list-item>
          <text:p text:style-name="P22"><text:span text:style-name="Source_20_Text">callback</text:span> — функция, выполняемая <text:span text:style-name="Strong_20_Emphasis">после</text:span> асинхронной операции</text:p>
        </text:list-item>
        <text:list-item>
          <text:p text:style-name="P22"><text:span text:style-name="Source_20_Text">loadScript</text:span> — типичный пример асинхронной функции</text:p>
        </text:list-item>
        <text:list-item>
          <text:p text:style-name="P22"><text:span text:style-name="Source_20_Text">_</text:span> — глобальная переменная из lodash</text:p>
        </text:list-item>
        <text:list-item>
          <text:p text:style-name="P22">Такой стиль — <text:span text:style-name="Strong_20_Emphasis">классический и распространённый</text:span></text:p>
        </text:list-item>
      </text:list>
      <text:h text:style-name="P1" text:outline-level="2">1️⃣ Зачем вообще «колбэк в колбэке»</text:h>
      <text:p text:style-name="P2">Задача:<text:line-break/>👉 <text:span text:style-name="Strong_20_Emphasis">загрузить несколько скриптов строго по порядку</text:span></text:p>
      <text:p text:style-name="P2">Почему нельзя просто так?</text:p>
      <text:p text:style-name="P3"><text:span text:style-name="Source_20_Text">loadScript('script1.js');</text:span></text:p>
      <text:p text:style-name="P5"><text:span text:style-name="Source_20_Text">loadScript('script2.js');</text:span></text:p>
      <text:p text:style-name="P2">❌ Потому что загрузка асинхронная — <text:span text:style-name="Strong_20_Emphasis">второй может загрузиться раньше первого</text:span>.</text:p>
      <text:p text:style-name="P2">Нам нужно:</text:p>
      <text:list text:style-name="L13">
        <text:list-item>
          <text:p text:style-name="P23">дождаться <text:span text:style-name="Source_20_Text">script1</text:span></text:p>
        </text:list-item>
        <text:list-item>
          <text:p text:style-name="P23">потом загрузить <text:span text:style-name="Source_20_Text">script2</text:span></text:p>
        </text:list-item>
        <text:list-item>
          <text:p text:style-name="P23">потом <text:span text:style-name="Source_20_Text">script3</text:span></text:p>
        </text:list-item>
      </text:list>
      <text:p text:style-name="P7"/>
      <text:h text:style-name="P1" text:outline-level="2">2️⃣ Как это решают с помощью колбэков</text:h>
      <text:h text:style-name="P9" text:outline-level="3">Пример с двумя скриптами</text:h>
      <text:p text:style-name="P3"><text:span text:style-name="Source_20_Text">loadScript('/my/script.js', function(script) {</text:span></text:p>
      <text:p text:style-name="P4"/>
      <text:p text:style-name="P4"><text:span text:style-name="Source_20_Text"><text:s text:c="2"/>alert(`Скрипт ${script.src} загрузился, загружаем следующий`);</text:span></text:p>
      <text:p text:style-name="P4"/>
      <text:p text:style-name="P4"><text:soft-page-break/><text:span text:style-name="Source_20_Text"><text:s text:c="2"/>loadScript('/my/script2.js', function(script) {</text:span></text:p>
      <text:p text:style-name="P4"><text:span text:style-name="Source_20_Text"><text:s text:c="4"/>alert(`Второй скрипт загрузился`);</text:span></text:p>
      <text:p text:style-name="P4"><text:span text:style-name="Source_20_Text"><text:s text:c="2"/>});</text:span></text:p>
      <text:p text:style-name="P4"/>
      <text:p text:style-name="P5"><text:span text:style-name="Source_20_Text">});</text:span></text:p>
      <text:p text:style-name="P2">📌 Логика:</text:p>
      <text:list text:style-name="L14">
        <text:list-item>
          <text:p text:style-name="P24">второй <text:span text:style-name="Source_20_Text">loadScript</text:span> <text:span text:style-name="Strong_20_Emphasis">внутри колбэка первого</text:span></text:p>
        </text:list-item>
        <text:list-item>
          <text:p text:style-name="P24">значит он запустится <text:span text:style-name="Strong_20_Emphasis">только после загрузки первого</text:span></text:p>
        </text:list-item>
      </text:list>
      <text:p text:style-name="P7"/>
      <text:h text:style-name="P1" text:outline-level="2">3️⃣ Что происходит при большом количестве скриптов</text:h>
      <text:p text:style-name="P3"><text:span text:style-name="Source_20_Text">loadScript('/my/script.js', function(script) {</text:span></text:p>
      <text:p text:style-name="P4"/>
      <text:p text:style-name="P4"><text:span text:style-name="Source_20_Text"><text:s text:c="2"/>loadScript('/my/script2.js', function(script) {</text:span></text:p>
      <text:p text:style-name="P4"/>
      <text:p text:style-name="P4"><text:span text:style-name="Source_20_Text"><text:s text:c="4"/>loadScript('/my/script3.js', function(script) {</text:span></text:p>
      <text:p text:style-name="P4"><text:span text:style-name="Source_20_Text"><text:s text:c="6"/>// ...</text:span></text:p>
      <text:p text:style-name="P4"><text:span text:style-name="Source_20_Text"><text:s text:c="4"/>});</text:span></text:p>
      <text:p text:style-name="P4"/>
      <text:p text:style-name="P4"><text:span text:style-name="Source_20_Text"><text:s text:c="2"/>});</text:span></text:p>
      <text:p text:style-name="P4"/>
      <text:p text:style-name="P5"><text:span text:style-name="Source_20_Text">});</text:span></text:p>
      <text:h text:style-name="P9" text:outline-level="3">Почему это плохо:</text:h>
      <text:list text:style-name="L15">
        <text:list-item>
          <text:p text:style-name="P25">код уходит <text:span text:style-name="Strong_20_Emphasis">вправо</text:span> (лесенка)</text:p>
        </text:list-item>
        <text:list-item>
          <text:p text:style-name="P25">сложно читать</text:p>
        </text:list-item>
        <text:list-item>
          <text:p text:style-name="P25">сложно поддерживать</text:p>
        </text:list-item>
        <text:list-item>
          <text:p text:style-name="P25">сложно обрабатывать ошибки</text:p>
        </text:list-item>
        <text:list-item>
          <text:p text:style-name="P25">тяжело добавлять новые шаги</text:p>
        </text:list-item>
      </text:list>
      <text:p text:style-name="P2">😈 Это и есть <text:span text:style-name="Strong_20_Emphasis">callback hell</text:span> («ад колбэков»)</text:p>
      <text:p text:style-name="P7"/>
      <text:h text:style-name="P1" text:outline-level="2">4️⃣ Почему это вообще работало раньше</text:h>
      <text:p text:style-name="P2">Раньше:</text:p>
      <text:list text:style-name="L16">
        <text:list-item>
          <text:p text:style-name="P26">не было <text:span text:style-name="Source_20_Text">Promise</text:span></text:p>
        </text:list-item>
        <text:list-item>
          <text:p text:style-name="P26">не было <text:span text:style-name="Source_20_Text">async / await</text:span></text:p>
        </text:list-item>
        <text:list-item>
          <text:p text:style-name="P26">колбэки были <text:span text:style-name="Strong_20_Emphasis">единственным способом</text:span> управлять асинхронностью</text:p>
        </text:list-item>
      </text:list>
      <text:p text:style-name="P2">Поэтому такой стиль был нормой.</text:p>
      <text:p text:style-name="P7"/>
      <text:h text:style-name="P1" text:outline-level="2"><text:soft-page-break/>5️⃣ В чём главная проблема (корень зла)</text:h>
      <text:p text:style-name="P2">👉 <text:span text:style-name="Strong_20_Emphasis">Асинхронный код выглядит как синхронный, но ведёт себя иначе</text:span></text:p>
      <text:p text:style-name="P2">Мы вынуждены:</text:p>
      <text:list text:style-name="L17">
        <text:list-item>
          <text:p text:style-name="P27">«вкладывать» действия друг в друга</text:p>
        </text:list-item>
        <text:list-item>
          <text:p text:style-name="P27">терять линейное мышление</text:p>
        </text:list-item>
      </text:list>
      <text:h text:style-name="P1" text:outline-level="2">1️⃣ Зачем вообще перехватывать ошибки</text:h>
      <text:p text:style-name="P2">Раньше мы рассматривали только <text:span text:style-name="Strong_20_Emphasis">успешную загрузку</text:span>.<text:line-break/>Но в реальности может быть:</text:p>
      <text:list text:style-name="L18">
        <text:list-item>
          <text:p text:style-name="P28">неправильный URL</text:p>
        </text:list-item>
        <text:list-item>
          <text:p text:style-name="P28">нет интернета</text:p>
        </text:list-item>
        <text:list-item>
          <text:p text:style-name="P28">сервер не отвечает</text:p>
        </text:list-item>
        <text:list-item>
          <text:p text:style-name="P28">файл удалён</text:p>
        </text:list-item>
      </text:list>
      <text:p text:style-name="P2">👉 Если не обрабатывать ошибки, код <text:span text:style-name="Strong_20_Emphasis">сломается или «молча» не сработает</text:span>.</text:p>
      <text:p text:style-name="P7"/>
      <text:h text:style-name="P1" text:outline-level="2">2️⃣ Что добавили в <text:span text:style-name="Source_20_Text">loadScript</text:span></text:h>
      <text:p text:style-name="P3"><text:span text:style-name="Source_20_Text">script.onload = () =&gt; callback(null, script);</text:span></text:p>
      <text:p text:style-name="P4"><text:span text:style-name="Source_20_Text">script.onerror = () =&gt; callback(</text:span></text:p>
      <text:p text:style-name="P4"><text:span text:style-name="Source_20_Text"><text:s text:c="2"/>new Error(`Не удалось загрузить скрипт ${src}`)</text:span></text:p>
      <text:p text:style-name="P5"><text:span text:style-name="Source_20_Text">);</text:span></text:p>
      <text:h text:style-name="P9" text:outline-level="3">Что это значит:</text:h>
      <text:list text:style-name="L19">
        <text:list-item>
          <text:p text:style-name="P29"><text:span text:style-name="Source_20_Text">onload</text:span> → всё хорошо</text:p>
        </text:list-item>
        <text:list-item>
          <text:p text:style-name="P29"><text:span text:style-name="Source_20_Text">onerror</text:span> → что-то пошло не так</text:p>
        </text:list-item>
      </text:list>
      <text:p text:style-name="P2">Но <text:span text:style-name="Strong_20_Emphasis">callback всегда один и тот же</text:span>.</text:p>
      <text:p text:style-name="P7"/>
      <text:h text:style-name="P1" text:outline-level="2">3️⃣ Почему <text:span text:style-name="Source_20_Text">callback(null, script)</text:span></text:h>
      <text:p text:style-name="P2">📌 Это ключевой момент.</text:p>
      <text:p text:style-name="P2">Мы договорились о правиле:</text:p>
      <text:list text:style-name="L20">
        <text:list-item>
          <text:p text:style-name="P30"><text:span text:style-name="Strong_20_Emphasis">1-й аргумент — ошибка</text:span></text:p>
        </text:list-item>
        <text:list-item>
          <text:p text:style-name="P30"><text:span text:style-name="Strong_20_Emphasis">2-й аргумент — результат</text:span></text:p>
        </text:list-item>
      </text:list>
      <text:p text:style-name="P2">Поэтому:</text:p>
      <text:list text:style-name="L21">
        <text:list-item>
          <text:p text:style-name="P31">если ошибки нет → <text:span text:style-name="Source_20_Text">null</text:span></text:p>
        </text:list-item>
        <text:list-item>
          <text:p text:style-name="P31"><text:soft-page-break/>если ошибка есть → объект <text:span text:style-name="Source_20_Text">Error</text:span></text:p>
        </text:list-item>
      </text:list>
      <text:p text:style-name="P7"/>
      <text:h text:style-name="P1" text:outline-level="2">4️⃣ Как это выглядит со стороны вызова</text:h>
      <text:p text:style-name="P3"><text:span text:style-name="Source_20_Text">loadScript('/my/script.js', function(error, script) {</text:span></text:p>
      <text:p text:style-name="P4"><text:span text:style-name="Source_20_Text"><text:s text:c="2"/>if (error) {</text:span></text:p>
      <text:p text:style-name="P4"><text:span text:style-name="Source_20_Text"><text:s text:c="4"/>// обработка ошибки</text:span></text:p>
      <text:p text:style-name="P4"><text:span text:style-name="Source_20_Text"><text:s text:c="2"/>} else {</text:span></text:p>
      <text:p text:style-name="P4"><text:span text:style-name="Source_20_Text"><text:s text:c="4"/>// успех</text:span></text:p>
      <text:p text:style-name="P4"><text:span text:style-name="Source_20_Text"><text:s text:c="2"/>}</text:span></text:p>
      <text:p text:style-name="P5"><text:span text:style-name="Source_20_Text">});</text:span></text:p>
      <text:p text:style-name="P2">Логика простая и читаемая:</text:p>
      <text:list text:style-name="L22">
        <text:list-item>
          <text:p text:style-name="P32"><text:span text:style-name="Source_20_Text">error</text:span> существует → ошибка</text:p>
        </text:list-item>
        <text:list-item>
          <text:p text:style-name="P32"><text:span text:style-name="Source_20_Text">error === null</text:span> → всё ок, используем <text:span text:style-name="Source_20_Text">script</text:span></text:p>
        </text:list-item>
      </text:list>
      <text:p text:style-name="P7"/>
      <text:h text:style-name="P1" text:outline-level="2">5️⃣ Почему нельзя сделать два разных callback’а</text:h>
      <text:p text:style-name="P2">Например:</text:p>
      <text:p text:style-name="P17"><text:span text:style-name="Source_20_Text">loadScript(src, onSuccess, onError);</text:span></text:p>
      <text:p text:style-name="P2">Так тоже можно, но <text:span text:style-name="Strong_20_Emphasis">error-first callback</text:span> оказался удобнее, потому что:</text:p>
      <text:list text:style-name="L23">
        <text:list-item>
          <text:p text:style-name="P33">один интерфейс</text:p>
        </text:list-item>
        <text:list-item>
          <text:p text:style-name="P33">единый стиль</text:p>
        </text:list-item>
        <text:list-item>
          <text:p text:style-name="P33">легко комбинировать и оборачивать</text:p>
        </text:list-item>
      </text:list>
      <text:p text:style-name="P7"/>
      <text:h text:style-name="P1" text:outline-level="2">6️⃣ Что такое «error-first callback»</text:h>
      <text:p text:style-name="P2">Это <text:span text:style-name="Strong_20_Emphasis">соглашение</text:span>, а не синтаксис JS.</text:p>
      <text:p text:style-name="P2">📌 Правила:</text:p>
      <text:list text:style-name="L24">
        <text:list-item>
          <text:p text:style-name="P34">Первый аргумент — <text:span text:style-name="Strong_20_Emphasis">ошибка</text:span></text:p>
        </text:list-item>
        <text:list-item>
          <text:p text:style-name="P34">Если ошибки нет — там <text:span text:style-name="Source_20_Text">null</text:span></text:p>
        </text:list-item>
        <text:list-item>
          <text:p text:style-name="P34">Все данные идут <text:span text:style-name="Strong_20_Emphasis">после</text:span></text:p>
        </text:list-item>
        <text:list-item>
          <text:p text:style-name="P34">Один callback — и для успеха, и для ошибки</text:p>
        </text:list-item>
      </text:list>
      <text:p text:style-name="P2">Пример общего вида:</text:p>
      <text:p text:style-name="P17"><text:span text:style-name="Source_20_Text">callback(err, result1, result2);</text:span></text:p>
      <text:p text:style-name="P7"/>
      <text:h text:style-name="P1" text:outline-level="2"><text:soft-page-break/>7️⃣ Где это используется на практике</text:h>
      <text:p text:style-name="P2">Очень широко, особенно в старом коде:</text:p>
      <text:list text:style-name="L25">
        <text:list-item>
          <text:p text:style-name="P35">Node.js API</text:p>
        </text:list-item>
        <text:list-item>
          <text:p text:style-name="P35">файловая система (<text:span text:style-name="Source_20_Text">fs.readFile</text:span>)</text:p>
        </text:list-item>
        <text:list-item>
          <text:p text:style-name="P35">базы данных</text:p>
        </text:list-item>
        <text:list-item>
          <text:p text:style-name="P35">сетевые операции</text:p>
        </text:list-item>
      </text:list>
      <text:p text:style-name="P2">Пример из Node.js:</text:p>
      <text:p text:style-name="P3"><text:span text:style-name="Source_20_Text">fs.readFile('file.txt', (err, data) =&gt; {</text:span></text:p>
      <text:p text:style-name="P4"><text:span text:style-name="Source_20_Text"><text:s text:c="2"/>if (err) throw err;</text:span></text:p>
      <text:p text:style-name="P4"><text:span text:style-name="Source_20_Text"><text:s text:c="2"/>console.log(data);</text:span></text:p>
      <text:p text:style-name="P5"><text:span text:style-name="Source_20_Text">});</text:span></text:p>
      <text:p text:style-name="P7"/>
      <text:h text:style-name="P1" text:outline-level="2">8️⃣ Как это связано с Promise (важно понять)</text:h>
      <text:p text:style-name="P2">👉 Promise — это <text:span text:style-name="Strong_20_Emphasis">эволюция error-first callback</text:span></text:p>
      <text:p text:style-name="P2">Сравни:</text:p>
      <text:p text:style-name="P2"><text:span text:style-name="Strong_20_Emphasis">Колбэк</text:span></text:p>
      <text:p text:style-name="P3"><text:span text:style-name="Source_20_Text">loadScript(src, (err, script) =&gt; {</text:span></text:p>
      <text:p text:style-name="P4"><text:span text:style-name="Source_20_Text"><text:s text:c="2"/>if (err) {</text:span></text:p>
      <text:p text:style-name="P4"><text:span text:style-name="Source_20_Text"><text:s text:c="4"/>// catch</text:span></text:p>
      <text:p text:style-name="P4"><text:span text:style-name="Source_20_Text"><text:s text:c="2"/>} else {</text:span></text:p>
      <text:p text:style-name="P4"><text:span text:style-name="Source_20_Text"><text:s text:c="4"/>// then</text:span></text:p>
      <text:p text:style-name="P4"><text:span text:style-name="Source_20_Text"><text:s text:c="2"/>}</text:span></text:p>
      <text:p text:style-name="P5"><text:span text:style-name="Source_20_Text">});</text:span></text:p>
      <text:p text:style-name="P2"><text:span text:style-name="Strong_20_Emphasis">Promise</text:span></text:p>
      <text:p text:style-name="P3"><text:span text:style-name="Source_20_Text">loadScript(src)</text:span></text:p>
      <text:p text:style-name="P4"><text:span text:style-name="Source_20_Text"><text:s text:c="2"/>.then(script =&gt; { })</text:span></text:p>
      <text:p text:style-name="P5"><text:span text:style-name="Source_20_Text"><text:s text:c="2"/>.catch(err =&gt; { });</text:span></text:p>
      <text:p text:style-name="P2">Одна и та же идея, но <text:span text:style-name="Strong_20_Emphasis">чище и удобнее</text:span>.</text:p>
      <text:h text:style-name="P1" text:outline-level="2">Короткое резюме 🧠</text:h>
      <text:list text:style-name="L26">
        <text:list-item>
          <text:p text:style-name="P36">Асинхронный код <text:span text:style-name="Strong_20_Emphasis">может завершиться с ошибкой</text:span></text:p>
        </text:list-item>
        <text:list-item>
          <text:p text:style-name="P36">Нужно уметь её перехватывать</text:p>
        </text:list-item>
        <text:list-item>
          <text:p text:style-name="P36"><text:span text:style-name="Source_20_Text">error-first callback</text:span> — стандартный паттерн</text:p>
        </text:list-item>
        <text:list-item>
          <text:p text:style-name="P36">Первый аргумент — ошибка</text:p>
        </text:list-item>
        <text:list-item>
          <text:p text:style-name="P36"><text:span text:style-name="Source_20_Text">null</text:span> означает «ошибки нет»</text:p>
        </text:list-item>
        <text:list-item>
          <text:p text:style-name="P36">Этот подход лежит в основе Promise</text:p>
        </text:list-item>
      </text:list>
      <text:h text:style-name="P1" text:outline-level="2"><text:soft-page-break/>Почему это называется «адская пирамида»</text:h>
      <text:p text:style-name="P2">Потому что при каждом следующем шаге тебе приходится писать код <text:span text:style-name="Strong_20_Emphasis">внутри предыдущего колбэка</text:span>:</text:p>
      <text:list text:style-name="L27">
        <text:list-item>
          <text:p text:style-name="P37">загрузили <text:span text:style-name="Source_20_Text">1.js</text:span> → внутри колбэка грузим <text:span text:style-name="Source_20_Text">2.js</text:span></text:p>
        </text:list-item>
        <text:list-item>
          <text:p text:style-name="P37">загрузили <text:span text:style-name="Source_20_Text">2.js</text:span> → внутри колбэка грузим <text:span text:style-name="Source_20_Text">3.js</text:span></text:p>
        </text:list-item>
        <text:list-item>
          <text:p text:style-name="P37">и так далее…</text:p>
        </text:list-item>
      </text:list>
      <text:p text:style-name="P2">Из-за этого код становится «лесенкой» вправо:</text:p>
      <text:p text:style-name="P3"><text:span text:style-name="Source_20_Text">loadScript('1.js', (err) =&gt; {</text:span></text:p>
      <text:p text:style-name="P4"><text:span text:style-name="Source_20_Text"><text:s text:c="2"/>if (!err) {</text:span></text:p>
      <text:p text:style-name="P4"><text:span text:style-name="Source_20_Text"><text:s text:c="4"/>loadScript('2.js', (err) =&gt; {</text:span></text:p>
      <text:p text:style-name="P4"><text:span text:style-name="Source_20_Text"><text:s text:c="6"/>if (!err) {</text:span></text:p>
      <text:p text:style-name="P4"><text:span text:style-name="Source_20_Text"><text:s text:c="8"/>loadScript('3.js', (err) =&gt; {</text:span></text:p>
      <text:p text:style-name="P4"><text:span text:style-name="Source_20_Text"><text:s text:c="10"/>...</text:span></text:p>
      <text:p text:style-name="P4"><text:span text:style-name="Source_20_Text"><text:s text:c="8"/>});</text:span></text:p>
      <text:p text:style-name="P4"><text:span text:style-name="Source_20_Text"><text:s text:c="6"/>}</text:span></text:p>
      <text:p text:style-name="P4"><text:span text:style-name="Source_20_Text"><text:s text:c="4"/>});</text:span></text:p>
      <text:p text:style-name="P4"><text:span text:style-name="Source_20_Text"><text:s text:c="2"/>}</text:span></text:p>
      <text:p text:style-name="P5"><text:span text:style-name="Source_20_Text">});</text:span></text:p>
      <text:p text:style-name="P2">Чем больше шагов — тем больше вложенность.</text:p>
      <text:h text:style-name="P1" text:outline-level="2">В чём реальные минусы</text:h>
      <text:list text:style-name="L28">
        <text:list-item>
          <text:p text:style-name="P38"><text:span text:style-name="Strong_20_Emphasis">Плохо читается</text:span><text:line-break/>Глаз теряется, где какая скобка и какой уровень вложенности.</text:p>
        </text:list-item>
        <text:list-item>
          <text:p text:style-name="P38"><text:span text:style-name="Strong_20_Emphasis">Сложно поддерживать и расширять</text:span><text:line-break/>Добавить шаг, вставить условие, сделать «параллельно» — больно.</text:p>
        </text:list-item>
        <text:list-item>
          <text:p text:style-name="P38"><text:span text:style-name="Strong_20_Emphasis">Повторяется обработка ошибок</text:span><text:line-break/><text:span text:style-name="Source_20_Text">if (error) handleError(error)</text:span> копируется на каждом уровне.</text:p>
        </text:list-item>
        <text:list-item>
          <text:p text:style-name="P38"><text:span text:style-name="Strong_20_Emphasis">Тяжело делать “ветвления”</text:span><text:line-break/>Например: “после 2.js иногда грузить 2b.js, иначе 3.js” — превращается в кашу.</text:p>
        </text:list-item>
      </text:list>
      <text:h text:style-name="P1" text:outline-level="2">1️⃣ В чём идея этого подхода</text:h>
      <text:p text:style-name="P2">Вместо вложенных колбэков:</text:p>
      <text:p text:style-name="P3"><text:span text:style-name="Source_20_Text">loadScript('1.js', () =&gt; {</text:span></text:p>
      <text:p text:style-name="P4"><text:span text:style-name="Source_20_Text"><text:s text:c="2"/>loadScript('2.js', () =&gt; {</text:span></text:p>
      <text:p text:style-name="P4"><text:span text:style-name="Source_20_Text"><text:s text:c="4"/>loadScript('3.js', () =&gt; { ... });</text:span></text:p>
      <text:p text:style-name="P4"><text:span text:style-name="Source_20_Text"><text:s text:c="2"/>});</text:span></text:p>
      <text:p text:style-name="P5"><text:span text:style-name="Source_20_Text">});</text:span></text:p>
      <text:p text:style-name="P2">мы <text:span text:style-name="Strong_20_Emphasis">выносим каждый шаг в отдельную функцию</text:span>:</text:p>
      <text:p text:style-name="P17"><text:span text:style-name="Source_20_Text">loadScript('1.js', step1);</text:span></text:p>
      <text:p text:style-name="P2">А дальше цепочка:</text:p>
      <text:list text:style-name="L29">
        <text:list-item>
          <text:p text:style-name="P39"><text:soft-page-break/><text:span text:style-name="Source_20_Text">step1</text:span> загружает <text:span text:style-name="Source_20_Text">2.js</text:span></text:p>
        </text:list-item>
        <text:list-item>
          <text:p text:style-name="P39"><text:span text:style-name="Source_20_Text">step2</text:span> загружает <text:span text:style-name="Source_20_Text">3.js</text:span></text:p>
        </text:list-item>
        <text:list-item>
          <text:p text:style-name="P39"><text:span text:style-name="Source_20_Text">step3</text:span> — следующий шаг</text:p>
        </text:list-item>
      </text:list>
      <text:p text:style-name="P2">👉 Вложенность исчезает <text:span text:style-name="Strong_20_Emphasis">визуально</text:span>.</text:p>
      <text:p text:style-name="P7"/>
      <text:h text:style-name="P1" text:outline-level="2">2️⃣ Почему код всё равно делает то же самое</text:h>
      <text:p text:style-name="P2">Логика не изменилась:</text:p>
      <text:list text:style-name="L30">
        <text:list-item>
          <text:p text:style-name="P40">загрузить <text:span text:style-name="Source_20_Text">1.js</text:span></text:p>
        </text:list-item>
        <text:list-item>
          <text:p text:style-name="P40">если всё ок → загрузить <text:span text:style-name="Source_20_Text">2.js</text:span></text:p>
        </text:list-item>
        <text:list-item>
          <text:p text:style-name="P40">если всё ок → загрузить <text:span text:style-name="Source_20_Text">3.js</text:span></text:p>
        </text:list-item>
      </text:list>
      <text:p text:style-name="P2">Просто:</text:p>
      <text:list text:style-name="L31">
        <text:list-item>
          <text:p text:style-name="P41">раньше это было <text:span text:style-name="Strong_20_Emphasis">вложено</text:span></text:p>
        </text:list-item>
        <text:list-item>
          <text:p text:style-name="P41">теперь <text:span text:style-name="Strong_20_Emphasis">разбросано по функциям</text:span></text:p>
        </text:list-item>
      </text:list>
      <text:p text:style-name="P2">Асинхронная зависимость никуда не делась.</text:p>
      <text:p text:style-name="P7"/>
      <text:h text:style-name="P1" text:outline-level="2">3️⃣ Почему это плохо, несмотря на отсутствие вложенности</text:h>
      <text:h text:style-name="P9" text:outline-level="3">❌ 1. Код «разорван»</text:h>
      <text:p text:style-name="P2">Чтобы понять, что происходит, нужно:</text:p>
      <text:list text:style-name="L32">
        <text:list-item>
          <text:p text:style-name="P42">прыгать от <text:span text:style-name="Source_20_Text">loadScript</text:span> к <text:span text:style-name="Source_20_Text">step1</text:span></text:p>
        </text:list-item>
        <text:list-item>
          <text:p text:style-name="P42">потом искать <text:span text:style-name="Source_20_Text">step2</text:span></text:p>
        </text:list-item>
        <text:list-item>
          <text:p text:style-name="P42">потом <text:span text:style-name="Source_20_Text">step3</text:span></text:p>
        </text:list-item>
      </text:list>
      <text:p text:style-name="P2">Чтение перестаёт быть линейным.</text:p>
      <text:p text:style-name="P7"/>
      <text:h text:style-name="P9" text:outline-level="3">❌ 2. Потеря контекста</text:h>
      <text:p text:style-name="P2">Когда ты читаешь:</text:p>
      <text:p text:style-name="P17"><text:span text:style-name="Source_20_Text">loadScript('1.js', step1);</text:span></text:p>
      <text:p text:style-name="P2">ты <text:span text:style-name="Strong_20_Emphasis">не видишь сразу</text:span>, что будет дальше.<text:line-break/>Нужно «держать всё в голове».</text:p>
      <text:p text:style-name="P7"/>
      <text:h text:style-name="P9" text:outline-level="3"><text:soft-page-break/>❌ 3. Функции одноразовые</text:h>
      <text:p text:style-name="P3"><text:span text:style-name="Source_20_Text">function step1(...) { ... }</text:span></text:p>
      <text:p text:style-name="P5"><text:span text:style-name="Source_20_Text">function step2(...) { ... }</text:span></text:p>
      <text:list text:style-name="L33">
        <text:list-item>
          <text:p text:style-name="P43">они не несут бизнес-смысла</text:p>
        </text:list-item>
        <text:list-item>
          <text:p text:style-name="P43">не переиспользуются</text:p>
        </text:list-item>
        <text:list-item>
          <text:p text:style-name="P43">существуют <text:span text:style-name="Strong_20_Emphasis">только из-за ограничений колбэков</text:span></text:p>
        </text:list-item>
      </text:list>
      <text:p text:style-name="P2">Это плохой признак архитектуры.</text:p>
      <text:p text:style-name="P7"/>
      <text:h text:style-name="P9" text:outline-level="3">❌ 4. Засорение пространства имён</text:h>
      <text:p text:style-name="P2">Все <text:span text:style-name="Source_20_Text">step1</text:span>, <text:span text:style-name="Source_20_Text">step2</text:span>, <text:span text:style-name="Source_20_Text">step3</text:span>:</text:p>
      <text:list text:style-name="L34">
        <text:list-item>
          <text:p text:style-name="P44">попадают в текущую область видимости</text:p>
        </text:list-item>
        <text:list-item>
          <text:p text:style-name="P44">могут конфликтовать с другими именами</text:p>
        </text:list-item>
        <text:list-item>
          <text:p text:style-name="P44">увеличивают «шум» в коде</text:p>
        </text:list-item>
      </text:list>
      <text:p text:style-name="P7"/>
      <text:h text:style-name="P1" text:outline-level="2">4️⃣ Почему этот подход считается «не приветствуется»</text:h>
      <text:p text:style-name="P2">Потому что:</text:p>
      <text:list text:style-name="L35">
        <text:list-item>
          <text:p text:style-name="P45">он <text:span text:style-name="Strong_20_Emphasis">маскирует проблему</text:span>, а не решает её</text:p>
        </text:list-item>
        <text:list-item>
          <text:p text:style-name="P45">код сложнее читать, чем кажется</text:p>
        </text:list-item>
        <text:list-item>
          <text:p text:style-name="P45">поддержка и развитие усложняются</text:p>
        </text:list-item>
      </text:list>
      <text:p text:style-name="P2">📌 Это <text:span text:style-name="Strong_20_Emphasis">костыль</text:span>, а не решение.</text:p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8:20:19.532237000</meta:creation-date>
    <dc:date>2026-01-27T18:39:45.001442800</dc:date>
    <meta:editing-duration>PT19M22S</meta:editing-duration>
    <meta:editing-cycles>8</meta:editing-cycles>
    <meta:generator>LibreOffice/25.2.7.2$Windows_X86_64 LibreOffice_project/5cbfd1ab6520636bb5f7b99185aa69bd7456825d</meta:generator>
    <meta:document-statistic meta:table-count="0" meta:image-count="0" meta:object-count="0" meta:page-count="12" meta:paragraph-count="332" meta:word-count="1517" meta:character-count="10045" meta:non-whitespace-character-count="8752"/>
  </office:meta>
</office:document-meta>
</file>